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mericPayloadTokenFilter.NumericPayloadTokenFilter( TokenStream input , float payload , String typeM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umericPayloadTokenFilter.next( final Token reusableTok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